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text-properties fo:font-size="9pt" style:font-size-asian="9pt" style:font-size-complex="9pt"/>
    </style:style>
    <style:style style:name="P2" style:family="paragraph" style:parent-style-name="Heading_20_1">
      <style:text-properties fo:font-size="20pt" style:font-size-asian="20pt" style:font-size-complex="20pt"/>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ttp://www.irishcentral.com/roots/Famous-Irish-ghost-story---Lord-Tyrone-and-Lady-Beresford-of-Waterford-106371273.html#</text:h>
      <text:h text:style-name="P2" text:outline-level="1">Famous Irish ghost story - Lord Tyrone and Lady Beresford of Waterford</text:h>
      <text:p text:style-name="Standard"/>
      <text:p text:style-name="Standard">By CATHY HAYES,</text:p>
      <text:section text:style-name="Sect1" text:name="article_attribution">
        <text:p text:style-name="Standard">IrishCentral.com Staff Writer</text:p>
      </text:section>
      <text:p text:style-name="Standard"/>
      <text:p text:style-name="Text_20_body">This is probably the most well-known ghost story in <text:a xlink:type="simple" xlink:href="http://www.irishcentral.com/topics/Ireland">Ireland</text:a>.</text:p>
      <text:p text:style-name="Text_20_body">A manuscript of this story was found in Curraghmore, <text:a xlink:type="simple" xlink:href="http://www.irishcentral.com/topics/County+Waterford">County Waterford</text:a>. The story was recorded by Lady Betty Cobbe, the granddaughter of Lady Beresford, some time in the 1700s.</text:p>
      <text:p text:style-name="Text_20_body">Lord Tyrone and Lady Beresford were born with the names John Le Poer and Nichola Sophia Hamilton. The children were orphans and were raised by an atheist guardian who was determined to convert the children to his atheist views.</text:p>
      <text:p text:style-name="Text_20_body">The children continued to believe in heaven and a never-ending life so they made a pact with each other. They decided that the first of the siblings to die would reappear to the other, thus proving that there was life after death.</text:p>
      <text:p text:style-name="Text_20_body">Nichola eventually married Sir Tristam Bereford, the oldest son of Richard, Earl of Tyrone, and Lady Dorothy Annesley, daughter of Arthur, Earl of Anglesey.</text:p>
      <text:p text:style-name="Text_20_body">One night she woke up to find her foster-brother standing beside her bed. He told her that she had just died, reminding her of their childhood pact.</text:p>
      <text:p text:style-name="Text_20_body">The spirit of her foster-brother then told her of future events. He told her that her husband would die and she would re-marry, that she would have four children and that she would die on the day she turned 47.</text:p>
      <text:p text:style-name="Text_20_body">Terrified and doubting that her vision was real she asked her foster-brother if this was real. He grabbed her wrist causing it to shrink and wither. From that day forth she wore a black silk ribbon to hide the deformity.</text:p>
      <text:p text:style-name="Text_20_body">Everything that her foster-brother had predicted came true except for her death. She did not die on her 47th birthday.</text:p>
      <text:p text:style-name="Text_20_body">On her 48th birthday Lady Beresford decided to celebrate the occasion with some friends. They included a clergyman who was an old family friend.</text:p>
      <text:p text:style-name="Text_20_body">At the party she exclaimed “I am 48 today.”</text:p>
      <text:p text:style-name="Text_20_body">The clergy man replied “No, my dear, you are 47.”</text:p>
      <text:p text:style-name="Text_20_body">When she questioned how he knew this he said that he had looked at the registry of her birth only days before. She cried “You have signed my death warrant!” She went to her chamber, made out her will and died that night.</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3-28T08:01:08</meta:creation-date>
    <meta:printed-by>Ryan </meta:printed-by>
    <meta:print-date>2013-03-28T08:02:19</meta:print-date>
    <dc:date>2013-03-28T08:04:32</dc:date>
    <dc:creator>Ryan </dc:creator>
    <meta:editing-duration>P0D</meta:editing-duration>
    <meta:editing-cycles>1</meta:editing-cycles>
    <meta:document-statistic meta:table-count="0" meta:image-count="0" meta:object-count="0" meta:page-count="1" meta:paragraph-count="18" meta:word-count="377" meta:character-count="2235" meta:non-whitespace-character-count="1875"/>
    <meta:generator>LibreOffice/3.5$Linux_X86_64 LibreOffice_project/350m1$Build-403</meta:generator>
  </office:meta>
</office:document-meta>
</file>